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3.3722in" table:align="left"/>
    </style:style>
    <style:style style:name="Table1.A" style:family="table-column">
      <style:table-column-properties style:column-width="0.825in"/>
    </style:style>
    <style:style style:name="Table1.B" style:family="table-column">
      <style:table-column-properties style:column-width="0.8326in"/>
    </style:style>
    <style:style style:name="Table1.C" style:family="table-column">
      <style:table-column-properties style:column-width="0.8049in"/>
    </style:style>
    <style:style style:name="Table1.D" style:family="table-column">
      <style:table-column-properties style:column-width="0.3514in"/>
    </style:style>
    <style:style style:name="Table1.E" style:family="table-column">
      <style:table-column-properties style:column-width="0.5583in"/>
    </style:style>
    <style:style style:name="Table1.A1" style:family="table-cell">
      <style:table-cell-properties style:vertical-align="middle" fo:padding="0.0194in" fo:border="none"/>
    </style:style>
    <style:style style:name="P1" style:family="paragraph" style:parent-style-name="Heading_20_2">
      <style:paragraph-properties fo:break-before="page"/>
    </style:style>
    <style:style style:name="P2" style:family="paragraph" style:parent-style-name="Heading_20_3">
      <style:paragraph-properties fo:margin-left="0in" fo:margin-right="0in" fo:text-indent="0in" style:auto-text-indent="false"/>
    </style:style>
    <style:style style:name="P3" style:family="paragraph" style:parent-style-name="Heading_20_4">
      <style:paragraph-properties fo:margin-left="0in" fo:margin-right="0in" fo:text-indent="0in" style:auto-text-indent="false"/>
    </style:style>
    <style:style style:name="P4" style:family="paragraph" style:parent-style-name="Preformatted_20_Text">
      <style:paragraph-properties fo:margin-left="0in" fo:margin-right="0in" fo:text-indent="0in" style:auto-text-indent="false"/>
    </style:style>
    <style:style style:name="P5" style:family="paragraph" style:parent-style-name="Preformatted_20_Text">
      <style:paragraph-properties fo:margin-top="0in" fo:margin-bottom="0.1965in" style:contextual-spacing="false"/>
    </style:style>
    <style:style style:name="P6" style:family="paragraph" style:parent-style-name="Standard" style:list-style-name="L5"/>
    <style:style style:name="P7" style:family="paragraph" style:parent-style-name="Standard" style:list-style-name="L5">
      <loext:graphic-properties draw:fill="solid" draw:fill-color="#1e1f22"/>
      <style:paragraph-properties fo:background-color="#1e1f22" fo:padding="0in" fo:border="none" style:shadow="none"/>
    </style:style>
    <style:style style:name="P8" style:family="paragraph" style:parent-style-name="Standard" style:list-style-name="L5">
      <style:paragraph-properties fo:margin-top="0in" fo:margin-bottom="0in" style:contextual-spacing="false"/>
    </style:style>
    <style:style style:name="P9" style:family="paragraph" style:parent-style-name="Standard" style:list-style-name="L5">
      <loext:graphic-properties draw:fill="solid" draw:fill-color="#1e1f22"/>
      <style:paragraph-properties fo:background-color="#1e1f22" fo:padding="0in" fo:border="none" style:shadow="none"/>
      <style:text-properties officeooo:paragraph-rsid="00114e3b"/>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5">
      <style:paragraph-properties fo:margin-left="0in" fo:margin-right="0in" fo:margin-top="0in" fo:margin-bottom="0in" style:contextual-spacing="false" fo:text-indent="0in" style:auto-text-indent="false"/>
    </style:style>
    <style:style style:name="P16" style:family="paragraph" style:parent-style-name="Text_20_body" style:list-style-name="L5">
      <style:paragraph-properties fo:margin-top="0in" fo:margin-bottom="0in" style:contextual-spacing="false"/>
      <style:text-properties officeooo:paragraph-rsid="000ef4f3"/>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paragraph-properties fo:margin-top="0in" fo:margin-bottom="0in" style:contextual-spacing="false"/>
      <style:text-properties officeooo:paragraph-rsid="000ef4f3"/>
    </style:style>
    <style:style style:name="P20"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21" style:family="paragraph" style:parent-style-name="Text_20_body" style:list-style-name="L5">
      <style:paragraph-properties fo:margin-top="0in" fo:margin-bottom="0in" style:contextual-spacing="false"/>
      <style:text-properties fo:font-weight="normal" officeooo:rsid="000fd668" officeooo:paragraph-rsid="000fd668" style:font-weight-asian="normal" style:font-weight-complex="normal"/>
    </style:style>
    <style:style style:name="T1" style:family="text">
      <style:text-properties officeooo:rsid="000debac"/>
    </style:style>
    <style:style style:name="T2" style:family="text">
      <style:text-properties officeooo:rsid="000ef4f3"/>
    </style:style>
    <style:style style:name="T3" style:family="text">
      <style:text-properties fo:font-weight="bold" style:font-weight-asian="bold" style:font-weight-complex="bold"/>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bcbec4" loext:opacity="100%" style:font-name="JetBrains Mono" fo:font-size="10pt" fo:font-style="normal" fo:font-weight="normal" officeooo:rsid="00114e3b" style:font-size-asian="10pt" style:font-style-asian="normal" style:font-weight-asian="normal"/>
    </style:style>
    <style:style style:name="T7" style:family="text">
      <style:text-properties fo:color="#8888c6" loext:opacity="100%" style:font-name="JetBrains Mono" fo:font-size="10pt" fo:font-style="normal" fo:font-weight="normal" style:font-size-asian="10pt" style:font-style-asian="normal"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2aacb8" loext:opacity="100%" style:font-name="JetBrains Mono" fo:font-size="10pt" fo:font-style="normal" fo:font-weight="normal" style:font-size-asian="10pt" style:font-style-asian="normal" style:font-weight-asian="normal"/>
    </style:style>
    <style:style style:name="T10" style:family="text">
      <style:text-properties officeooo:rsid="0012c1a8"/>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ython 11: Structured Data Files</text:h>
      <text:p text:style-name="P10"><text:bookmark text:name="user-content-python-11-structured-data-files"/><text:span text:style-name="Strong_20_Emphasis">Introduction</text:span>: This document presents learning steps for Python 11. In Python 10, you have learned how to manipulate plain text files, i.e. files containing unstructured contents. But, often in software projects we face data values with a specific structure, like csv file. In Python 11, you will get introduced with files that contains more structured data values.</text:p>
      <text:p text:style-name="Text_20_body"><text:span text:style-name="Strong_20_Emphasis">Note</text:span>: In this phase, it is expected the learner can divide the program into smaller learning steps. The goal and direction of the topics will be provided. The student must take smaller steps towards the goals such that can implement solutions to the given problems and product(s).</text:p>
      <text:h text:style-name="Heading_20_2" text:outline-level="2">Materials:</text:h>
      <text:p text:style-name="P10"><text:bookmark text:name="user-content-materials"/>The activities are designed based on these following references:</text:p>
      <text:list text:style-name="L4">
        <text:list-item>
          <text:p text:style-name="P12"><text:span text:style-name="Strong_20_Emphasis">BRef-01</text:span>: Book, Bill Lubanovic; "Introducing Python: Modern Computing in Simple Packages"; <text:a xlink:type="simple" xlink:href="https://www.oreilly.com/library/view/introducing-python-2nd/9781492051374/" text:style-name="Internet_20_link" text:visited-style-name="Visited_20_Internet_20_Link">Available here</text:a> </text:p>
        </text:list-item>
        <text:list-item>
          <text:p text:style-name="P12"><text:span text:style-name="Strong_20_Emphasis">ORef-02</text:span>: Online Tutorial; Lucas Lofaro; "Working With JSON Data in Python"; <text:a xlink:type="simple" xlink:href="https://realpython.com/python-json/" text:style-name="Internet_20_link" text:visited-style-name="Visited_20_Internet_20_Link">Available here</text:a> </text:p>
        </text:list-item>
        <text:list-item>
          <text:p text:style-name="P11"><text:span text:style-name="Strong_20_Emphasis">ORef-03</text:span>: Online Tutorial; Jon Fincher; "Reading and Writing CSV Files in Python"; <text:a xlink:type="simple" xlink:href="https://realpython.com/python-csv/" text:style-name="Internet_20_link" text:visited-style-name="Visited_20_Internet_20_Link">Available here</text:a> </text:p>
        </text:list-item>
      </text:list>
      <text:h text:style-name="Heading_20_2" text:outline-level="2">Path:</text:h>
      <text:h text:style-name="P2" text:outline-level="3"><text:bookmark text:name="user-content-path"/>Step: Tabular Text Files.</text:h>
      <text:h text:style-name="P3" text:outline-level="4"><text:bookmark text:name="user-content-step-tabular-text-files"/>Goals:</text:h>
      <text:p text:style-name="P4"><text:bookmark text:name="user-content-goals"/><text:span text:style-name="Source_20_Text">After taking this step, you will be able to:</text:span></text:p>
      <text:p text:style-name="P5"><text:span text:style-name="Source_20_Text"><text:s text:c="8"/>1. interpret and implement Python programs using structured data files: reading / writing content from / to CSV / JSON files, processing / modifying content of CSV / JSON files.</text:span></text:p>
      <text:h text:style-name="Heading_20_4" text:outline-level="4">What to learn?</text:h>
      <text:list text:style-name="L5">
        <text:list-item>
          <text:p text:style-name="P15"><text:bookmark text:name="user-content-what-ro-learn"/>Using <text:span text:style-name="Strong_20_Emphasis">BRef-01: Chapter 16</text:span>, <text:span text:style-name="Strong_20_Emphasis">ORef-02</text:span> and <text:span text:style-name="Strong_20_Emphasis">ORef-03</text:span> answer and experiment the following questions: </text:p>
          <text:list>
            <text:list-item>
              <text:p text:style-name="P16"><text:span text:style-name="T3">What is a csv file? How can one read the content of a csv file?</text:span><text:line-break/><text:span text:style-name="T1">Comma Separated Values </text:span><text:span text:style-name="T2">file, the first line may contain column names. The delimiter can be something else than a comma. It can be open with:\</text:span></text:p>
            </text:list-item>
          </text:list>
        </text:list-item>
      </text:list>
      <text:p text:style-name="P19"><text:span text:style-name="T2"><text:tab/><text:tab/>“with open(“file name”, “type”) as “variable”:</text:span></text:p>
      <text:p text:style-name="P19"/>
      <text:list text:continue-numbering="true" text:style-name="L5">
        <text:list-item>
          <text:list>
            <text:list-item>
              <text:p text:style-name="P20">What is a JSON file? How can one read the content of a JSON file?</text:p>
              <text:p text:style-name="P21">JavaScript Object Notation, originated from JavaScript. It can be opened <text:span text:style-name="T10">with json.load() method (as a dictionary) or with open().</text:span></text:p>
              <text:p text:style-name="P21"/>
            </text:list-item>
            <text:list-item>
              <text:p text:style-name="P20">Given a csv file, how can we process the records? Experiment with an example where: </text:p>
              <text:list>
                <text:list-item>
                  <text:p text:style-name="P14"><text:soft-page-break/>a specific term is being searched</text:p>
                  <text:p text:style-name="P9" loext:marker-style-name="T5"><text:span text:style-name="T4">import </text:span><text:span text:style-name="T5">csv<text:line-break/><text:line-break/></text:span><text:span text:style-name="T4">with </text:span><text:span text:style-name="T7">open</text:span><text:span text:style-name="T5">(</text:span><text:span text:style-name="T8">"data.csv"</text:span><text:span text:style-name="T5">, </text:span><text:span text:style-name="T8">"r"</text:span><text:span text:style-name="T5">) </text:span><text:span text:style-name="T4">as </text:span><text:span text:style-name="T5">file:<text:line-break/> <text:s text:c="3"/>reader = csv.reader(file)<text:line-break/> <text:s text:c="3"/></text:span><text:span text:style-name="T4">for </text:span><text:span text:style-name="T5">line </text:span><text:span text:style-name="T4">in </text:span><text:span text:style-name="T5">reader:<text:line-break/> <text:s text:c="7"/></text:span><text:span text:style-name="T4">if </text:span><text:span text:style-name="T8">"John" </text:span><text:span text:style-name="T4">in </text:span><text:span text:style-name="T5">line:<text:line-break/> <text:s text:c="11"/></text:span><text:span text:style-name="T7">print</text:span><text:span text:style-name="T5">(line)<text:line-break/></text:span><text:span text:style-name="T6">Output: </text:span><text:span text:style-name="T5">['John', '25', 'Male']</text:span></text:p>
                  <text:p text:style-name="P8"/>
                </text:list-item>
                <text:list-item>
                  <text:p text:style-name="P14">the values of specific attributes for some records are extracted. </text:p>
                  <text:p text:style-name="P9" loext:marker-style-name="T5"><text:span text:style-name="T4">with </text:span><text:span text:style-name="T7">open</text:span><text:span text:style-name="T5">(</text:span><text:span text:style-name="T8">"data.csv"</text:span><text:span text:style-name="T5">, </text:span><text:span text:style-name="T8">"r"</text:span><text:span text:style-name="T5">) </text:span><text:span text:style-name="T4">as </text:span><text:span text:style-name="T5">file:<text:line-break/> <text:s text:c="3"/>reader = csv.reader(file)<text:line-break/> <text:s text:c="3"/></text:span><text:span text:style-name="T4">for </text:span><text:span text:style-name="T5">line </text:span><text:span text:style-name="T4">in </text:span><text:span text:style-name="T5">reader:<text:line-break/> <text:s text:c="7"/></text:span><text:span text:style-name="T4">if </text:span><text:span text:style-name="T8">"John" </text:span><text:span text:style-name="T4">in </text:span><text:span text:style-name="T5">line:<text:line-break/> <text:s text:c="11"/></text:span><text:span text:style-name="T7">print</text:span><text:span text:style-name="T5">(line[</text:span><text:span text:style-name="T9">1</text:span><text:span text:style-name="T5">])<text:line-break/></text:span><text:span text:style-name="T6">Output: 25</text:span></text:p>
                  <text:p text:style-name="P8"/>
                </text:list-item>
                <text:list-item>
                  <text:p text:style-name="P14">the values of specific attributes for some records are modified. </text:p>
                </text:list-item>
              </text:list>
            </text:list-item>
            <text:list-item>
              <text:p text:style-name="P20">Given a JSON file, how can we process the objects? Experiment with an example where: </text:p>
              <text:list>
                <text:list-item>
                  <text:p text:style-name="P14">the values of specific attributes for some objects are extracted.</text:p>
                  <text:p text:style-name="P7" loext:marker-style-name="T5"><text:span text:style-name="T5">data = json.loads(company_string)<text:line-break/></text:span><text:span text:style-name="T4">for </text:span><text:span text:style-name="T5">person </text:span><text:span text:style-name="T4">in </text:span><text:span text:style-name="T5">data[</text:span><text:span text:style-name="T8">'employees'</text:span><text:span text:style-name="T5">]:<text:line-break/> <text:s text:c="3"/></text:span><text:span text:style-name="T7">print</text:span><text:span text:style-name="T5">(person)</text:span></text:p>
                  <text:p text:style-name="P8"/>
                </text:list-item>
                <text:list-item>
                  <text:p text:style-name="P13">the values of specific attributes for some objects are modified.</text:p>
                  <text:p text:style-name="P7" loext:marker-style-name="T5"><text:span text:style-name="T5">data = json.loads(company_string)<text:line-break/></text:span><text:span text:style-name="T4">for </text:span><text:span text:style-name="T5">person </text:span><text:span text:style-name="T4">in </text:span><text:span text:style-name="T5">data[</text:span><text:span text:style-name="T8">'employees'</text:span><text:span text:style-name="T5">]:<text:line-break/> <text:s text:c="3"/></text:span><text:span text:style-name="T4">del </text:span><text:span text:style-name="T5">person[</text:span><text:span text:style-name="T8">'salary'</text:span><text:span text:style-name="T5">]<text:line-break/> <text:s text:c="3"/></text:span><text:span text:style-name="T7">print</text:span><text:span text:style-name="T5">(person)</text:span></text:p>
                  <text:p text:style-name="P6"/>
                </text:list-item>
              </text:list>
            </text:list-item>
          </text:list>
        </text:list-item>
      </text:list>
      <text:h text:style-name="Heading_20_2" text:outline-level="2"/>
      <text:h text:style-name="P1" text:outline-level="2">Learning Activities:</text:h>
      <text:h text:style-name="P2" text:outline-level="3"><text:bookmark text:name="user-content-learning-activities"/>Code Analysis</text:h>
      <text:p text:style-name="P10"><text:bookmark text:name="user-content-code-analysis"/>There is a json file containing menu items of a resturant. An example of the content is given below.</text:p>
      <text:p text:style-name="Preformatted_20_Text">{</text:p>
      <text:p text:style-name="Preformatted_20_Text"><text:s text:c="4"/>"menu": {</text:p>
      <text:p text:style-name="Preformatted_20_Text"><text:s text:c="6"/>"breakfast": {</text:p>
      <text:p text:style-name="Preformatted_20_Text"><text:s text:c="8"/>"items": [</text:p>
      <text:p text:style-name="Preformatted_20_Text"><text:s text:c="10"/>{"name": "Pancakes", "price": 8.99},</text:p>
      <text:p text:style-name="Preformatted_20_Text"><text:s text:c="10"/>{"name": "Omelette", "price": 9.99},</text:p>
      <text:p text:style-name="Preformatted_20_Text"><text:s text:c="10"/>{"name": "French Toast", "price": 7.49}</text:p>
      <text:p text:style-name="Preformatted_20_Text"><text:s text:c="8"/>]</text:p>
      <text:p text:style-name="Preformatted_20_Text"><text:s text:c="6"/>},</text:p>
      <text:p text:style-name="Preformatted_20_Text"><text:s text:c="6"/>"lunch": {</text:p>
      <text:p text:style-name="Preformatted_20_Text"><text:s text:c="8"/>"items": [</text:p>
      <text:p text:style-name="Preformatted_20_Text"><text:s text:c="10"/>{"name": "Caesar Salad", "price": 10.99},</text:p>
      <text:p text:style-name="Preformatted_20_Text"><text:s text:c="10"/>{"name": "Chicken Wrap", "price": 12.49},</text:p>
      <text:p text:style-name="Preformatted_20_Text"><text:s text:c="10"/>{"name": "Vegetarian Pizza", "price": 14.99}</text:p>
      <text:p text:style-name="Preformatted_20_Text"><text:s text:c="8"/>]</text:p>
      <text:p text:style-name="Preformatted_20_Text"><text:s text:c="6"/>},</text:p>
      <text:p text:style-name="Preformatted_20_Text"><text:s text:c="6"/>"dinner": {</text:p>
      <text:p text:style-name="Preformatted_20_Text"><text:s text:c="8"/>"items": [</text:p>
      <text:p text:style-name="Preformatted_20_Text"><text:s text:c="10"/>{"name": "Grilled Salmon", "price": 18.99},</text:p>
      <text:p text:style-name="Preformatted_20_Text"><text:s text:c="10"/>{"name": "Steak with Potatoes", "price": 22.99},</text:p>
      <text:p text:style-name="Preformatted_20_Text"><text:s text:c="10"/>{"name": "Pasta Alfredo", "price": 15.99}</text:p>
      <text:p text:style-name="Preformatted_20_Text"><text:s text:c="8"/>]</text:p>
      <text:p text:style-name="Preformatted_20_Text"><text:s text:c="6"/>}</text:p>
      <text:p text:style-name="Preformatted_20_Text"><text:s text:c="4"/>}</text:p>
      <text:p text:style-name="P5">}</text:p>
      <text:p text:style-name="Text_20_body">Students are asked to implement a program that inquires about the mealtime and prints items from the menu corresponding to the provided input. One of the solutions is provided below. The program raises an exception. Read the program, analyze the structure of the JSON file and help the student to solve the issue.</text:p>
      <text:p text:style-name="Preformatted_20_Text">import json</text:p>
      <text:p text:style-name="Preformatted_20_Text"/>
      <text:p text:style-name="Preformatted_20_Text">class MenuManager:</text:p>
      <text:p text:style-name="Preformatted_20_Text"><text:s text:c="4"/>def __init__(self, file_path):</text:p>
      <text:p text:style-name="Preformatted_20_Text"><text:s text:c="8"/>self.menu_data = self.load_menu(file_path)</text:p>
      <text:p text:style-name="Preformatted_20_Text"/>
      <text:p text:style-name="Preformatted_20_Text"><text:s text:c="4"/>def load_menu(self, file_path):</text:p>
      <text:p text:style-name="Preformatted_20_Text"><text:s text:c="8"/>with open(file_path, 'r') as file:</text:p>
      <text:p text:style-name="Preformatted_20_Text"><text:s text:c="12"/>menu_data = json.load(file)</text:p>
      <text:p text:style-name="Preformatted_20_Text"><text:s text:c="8"/>return menu_data</text:p>
      <text:p text:style-name="Preformatted_20_Text"/>
      <text:p text:style-name="Preformatted_20_Text"><text:s text:c="4"/>def display_meal_items(self, meal_time):</text:p>
      <text:p text:style-name="Preformatted_20_Text"><text:s text:c="8"/>try:</text:p>
      <text:p text:style-name="Preformatted_20_Text"><text:s text:c="12"/>items = self.menu_data["menu"]["items"]</text:p>
      <text:p text:style-name="Preformatted_20_Text"><text:s text:c="12"/>print(f"\n{meal_time.capitalize()} Menu:")</text:p>
      <text:p text:style-name="Preformatted_20_Text"><text:s text:c="12"/>for item in items:</text:p>
      <text:p text:style-name="Preformatted_20_Text"><text:s text:c="16"/>print(f"{item['name']}: ${item['price']:.2f}")</text:p>
      <text:p text:style-name="Preformatted_20_Text"><text:s text:c="8"/>except KeyError:</text:p>
      <text:p text:style-name="Preformatted_20_Text"><text:s text:c="12"/>print(f"\nNo menu found for {meal_time.capitalize()}.")</text:p>
      <text:p text:style-name="Preformatted_20_Text"/>
      <text:p text:style-name="Preformatted_20_Text">if __name__ == "__main__":</text:p>
      <text:p text:style-name="Preformatted_20_Text"><text:s text:c="4"/>file_path = "menu_data.json" </text:p>
      <text:p text:style-name="Preformatted_20_Text"><text:s text:c="4"/>menu_manager = MenuManager(file_path)</text:p>
      <text:p text:style-name="Preformatted_20_Text"><text:soft-page-break/></text:p>
      <text:p text:style-name="Preformatted_20_Text"><text:s text:c="4"/>user_input = input("Enter the meal time (breakfast, lunch, or dinner): ")</text:p>
      <text:p text:style-name="P5"><text:s text:c="4"/>menu_manager.display_meal_items(user_input)</text:p>
      <text:h text:style-name="Heading_20_3" text:outline-level="3">Supporting Topics</text:h>
      <text:p text:style-name="P10"><text:bookmark text:name="user-content-supporting-topics"/><text:span text:style-name="Strong_20_Emphasis">Introduction</text:span>: Relational Databases:</text:p>
      <text:p text:style-name="Text_20_body">In general, a database is a structured and organized collection of data that is easily accessible, manageable, and updateable. Databases are designed to store and retrieve information efficiently. They provide a systematic way to organize and manage data, allowing users to interact with and manipulate information. A relational database is a type of database that stores and organizes data in tables. In a relational databases, data is structured in tables, where each table represents a specific entity or concept, and relationships between tables are defined to establish connections between different pieces of data.</text:p>
      <text:p text:style-name="Text_20_body">Example: A simple <text:span text:style-name="Strong_20_Emphasis">Students</text:span>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StudentID</text:p>
            </table:table-cell>
            <table:table-cell table:style-name="Table1.A1" office:value-type="string">
              <text:p text:style-name="Table_20_Heading">FirstName</text:p>
            </table:table-cell>
            <table:table-cell table:style-name="Table1.A1" office:value-type="string">
              <text:p text:style-name="Table_20_Heading">LastName</text:p>
            </table:table-cell>
            <table:table-cell table:style-name="Table1.A1" office:value-type="string">
              <text:p text:style-name="Table_20_Heading">Age</text:p>
            </table:table-cell>
            <table:table-cell table:style-name="Table1.A1" office:value-type="string">
              <text:p text:style-name="Table_20_Heading">Grad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John</text:p>
          </table:table-cell>
          <table:table-cell table:style-name="Table1.A1" office:value-type="string">
            <text:p text:style-name="Table_20_Contents">Doe</text:p>
          </table:table-cell>
          <table:table-cell table:style-name="Table1.A1" office:value-type="string">
            <text:p text:style-name="Table_20_Contents">20</text:p>
          </table:table-cell>
          <table:table-cell table:style-name="Table1.A1" office:value-type="string">
            <text:p text:style-name="Table_20_Contents">A</text:p>
          </table:table-cell>
        </table:table-row>
        <table:table-row>
          <table:table-cell table:style-name="Table1.A1" office:value-type="string">
            <text:p text:style-name="Table_20_Contents">2</text:p>
          </table:table-cell>
          <table:table-cell table:style-name="Table1.A1" office:value-type="string">
            <text:p text:style-name="Table_20_Contents">Jane</text:p>
          </table:table-cell>
          <table:table-cell table:style-name="Table1.A1" office:value-type="string">
            <text:p text:style-name="Table_20_Contents">Smith</text:p>
          </table:table-cell>
          <table:table-cell table:style-name="Table1.A1" office:value-type="string">
            <text:p text:style-name="Table_20_Contents">22</text:p>
          </table:table-cell>
          <table:table-cell table:style-name="Table1.A1" office:value-type="string">
            <text:p text:style-name="Table_20_Contents">C</text:p>
          </table:table-cell>
        </table:table-row>
        <table:table-row>
          <table:table-cell table:style-name="Table1.A1" office:value-type="string">
            <text:p text:style-name="Table_20_Contents">3</text:p>
          </table:table-cell>
          <table:table-cell table:style-name="Table1.A1" office:value-type="string">
            <text:p text:style-name="Table_20_Contents">Mike</text:p>
          </table:table-cell>
          <table:table-cell table:style-name="Table1.A1" office:value-type="string">
            <text:p text:style-name="Table_20_Contents">Johnson</text:p>
          </table:table-cell>
          <table:table-cell table:style-name="Table1.A1" office:value-type="string">
            <text:p text:style-name="Table_20_Contents">21</text:p>
          </table:table-cell>
          <table:table-cell table:style-name="Table1.A1" office:value-type="string">
            <text:p text:style-name="Table_20_Contents">B</text:p>
          </table:table-cell>
        </table:table-row>
      </table:table>
      <text:p text:style-name="Text_20_body"><text:span text:style-name="Strong_20_Emphasis">Activity</text:span>:</text:p>
      <text:list text:style-name="L7">
        <text:list-item>
          <text:p text:style-name="P18">Provide a JSON file that contains the information provided in the example table above. </text:p>
        </text:list-item>
        <text:list-item>
          <text:p text:style-name="P17">As can be seen, a JSON file can also provide the same structure and data content as a table in a relational database. Conduct a small research and justify the benefits of (relational) databases over (structured) files. </text:p>
        </text:list-item>
      </text:list>
      <text:p text:style-name="Text_20_body"><text:span text:style-name="Strong_20_Emphasis">Note</text:span>: This is just a short prepatory activity about databases. More in-depth learning activity will be provided in the coming week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6T10:13:15.270000000</meta:creation-date>
    <dc:date>2024-04-26T12:28:40.724000000</dc:date>
    <meta:editing-duration>PT20M36S</meta:editing-duration>
    <meta:editing-cycles>1</meta:editing-cycles>
    <meta:document-statistic meta:table-count="1" meta:image-count="0" meta:object-count="0" meta:page-count="4" meta:paragraph-count="112" meta:word-count="865" meta:character-count="6012" meta:non-whitespace-character-count="4862"/>
    <meta:generator>LibreOffice/24.2.2.2$Windows_X86_64 LibreOffice_project/d56cc158d8a96260b836f100ef4b4ef25d6f1a01</meta:generator>
  </office:meta>
</office:document-meta>
</file>